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expected</text:p>
          </table:table-cell>
          <table:table-cell office:value-type="string" calcext:value-type="string">
            <text:p>Thou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8" calcext:value-type="float">
            <text:p>0.008</text:p>
          </table:table-cell>
          <table:table-cell table:formula="of:=AVERAGE([.B2:.D2])" office:value-type="float" office:value="0.00766666666666667" calcext:value-type="float">
            <text:p>0.00766666666666667</text:p>
          </table:table-cell>
          <table:table-cell office:value-type="float" office:value="26" calcext:value-type="float">
            <text:p>26</text:p>
          </table:table-cell>
          <table:table-cell table:formula="of:=POWER([.F2]; [.A2])" office:value-type="float" office:value="676" calcext:value-type="float">
            <text:p>676</text:p>
          </table:table-cell>
          <table:table-cell table:formula="of:=[.G2]/[.E2]" office:value-type="float" office:value="88173.9130434783" calcext:value-type="float">
            <text:p>88173.913043478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table:formula="of:=AVERAGE([.B3:.D3])" office:value-type="float" office:value="0.103" calcext:value-type="float">
            <text:p>0.103</text:p>
          </table:table-cell>
          <table:table-cell office:value-type="float" office:value="26" calcext:value-type="float">
            <text:p>26</text:p>
          </table:table-cell>
          <table:table-cell table:formula="of:=POWER([.F3]; [.A3])" office:value-type="float" office:value="17576" calcext:value-type="float">
            <text:p>17576</text:p>
          </table:table-cell>
          <table:table-cell table:formula="of:=[.G3]/[.E3]" office:value-type="float" office:value="170640.776699029" calcext:value-type="float">
            <text:p>170640.77669902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66" calcext:value-type="float">
            <text:p>1.466</text:p>
          </table:table-cell>
          <table:table-cell office:value-type="float" office:value="1.479" calcext:value-type="float">
            <text:p>1.479</text:p>
          </table:table-cell>
          <table:table-cell office:value-type="float" office:value="1.523" calcext:value-type="float">
            <text:p>1.523</text:p>
          </table:table-cell>
          <table:table-cell table:formula="of:=AVERAGE([.B4:.D4])" office:value-type="float" office:value="1.48933333333333" calcext:value-type="float">
            <text:p>1.48933333333333</text:p>
          </table:table-cell>
          <table:table-cell office:value-type="float" office:value="26" calcext:value-type="float">
            <text:p>26</text:p>
          </table:table-cell>
          <table:table-cell table:formula="of:=POWER([.F4]; [.A4])" office:value-type="float" office:value="456976" calcext:value-type="float">
            <text:p>456976</text:p>
          </table:table-cell>
          <table:table-cell table:formula="of:=[.G4]/[.E4]" office:value-type="float" office:value="306832.587287377" calcext:value-type="float">
            <text:p>306832.58728737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.514" calcext:value-type="float">
            <text:p>35.514</text:p>
          </table:table-cell>
          <table:table-cell office:value-type="float" office:value="36.033" calcext:value-type="float">
            <text:p>36.033</text:p>
          </table:table-cell>
          <table:table-cell office:value-type="float" office:value="35.161" calcext:value-type="float">
            <text:p>35.161</text:p>
          </table:table-cell>
          <table:table-cell table:formula="of:=AVERAGE([.B5:.D5])" office:value-type="float" office:value="35.5693333333333" calcext:value-type="float">
            <text:p>35.5693333333333</text:p>
          </table:table-cell>
          <table:table-cell office:value-type="float" office:value="26" calcext:value-type="float">
            <text:p>26</text:p>
          </table:table-cell>
          <table:table-cell table:formula="of:=POWER([.F5]; [.A5])" office:value-type="float" office:value="11881376" calcext:value-type="float">
            <text:p>11881376</text:p>
          </table:table-cell>
          <table:table-cell table:formula="of:=[.G5]/[.E5]" office:value-type="float" office:value="334034.261723582" calcext:value-type="float">
            <text:p>334034.26172358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formula="of:=POWER([.F7]; [.A7])" office:value-type="float" office:value="8031810176" calcext:value-type="float">
            <text:p>8031810176</text:p>
          </table:table-cell>
          <table:table-cell/>
          <table:table-cell table:formula="of:=[.G7]/[.$H$5]" office:value-type="float" office:value="24044.8693333333" calcext:value-type="float">
            <text:p>24044.8693333333</text:p>
          </table:table-cell>
          <table:table-cell table:formula="of:=[.I7]/(60*60)" office:value-type="float" office:value="6.67913037037037" calcext:value-type="float">
            <text:p>6.679130370370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formula="of:=POWER([.F8]; [.A8])" office:value-type="float" office:value="208827064576" calcext:value-type="float">
            <text:p>208827064576</text:p>
          </table:table-cell>
          <table:table-cell/>
          <table:table-cell table:formula="of:=[.G8]/[.$H$5]" office:value-type="float" office:value="625166.602666667" calcext:value-type="float">
            <text:p>625166.602666667</text:p>
          </table:table-cell>
          <table:table-cell table:formula="of:=[.I8]/(60*60)" office:value-type="float" office:value="173.65738962963" calcext:value-type="float">
            <text:p>173.657389629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formula="of:=POWER([.F9]; [.A9])" office:value-type="float" office:value="1028071702528" calcext:value-type="float">
            <text:p>1028071702528</text:p>
          </table:table-cell>
          <table:table-cell/>
          <table:table-cell table:formula="of:=[.G9]/[.$H$5]" office:value-type="float" office:value="3077743.27466667" calcext:value-type="float">
            <text:p>3077743.27466667</text:p>
          </table:table-cell>
          <table:table-cell table:formula="of:=[.I9]/(60*60)" office:value-type="float" office:value="854.928687407407" calcext:value-type="float">
            <text:p>854.928687407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formula="of:=POWER([.F10]; [.A10])" office:value-type="float" office:value="53459728531456" calcext:value-type="float">
            <text:p>53459728531456</text:p>
          </table:table-cell>
          <table:table-cell/>
          <table:table-cell table:formula="of:=[.G10]/[.$H$5]" office:value-type="float" office:value="160042650.282667" calcext:value-type="float">
            <text:p>160042650.282667</text:p>
          </table:table-cell>
          <table:table-cell table:formula="of:=[.I10]/(60*60)" office:value-type="float" office:value="44456.2917451852" calcext:value-type="float">
            <text:p>44456.2917451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.945" calcext:value-type="float">
            <text:p>38.94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3:25:50.607745604</meta:creation-date>
    <dc:date>2025-02-19T23:48:39.471707724</dc:date>
    <meta:editing-duration>PT12M38S</meta:editing-duration>
    <meta:editing-cycles>2</meta:editing-cycles>
    <meta:generator>LibreOffice/7.3.7.2$Linux_X86_64 LibreOffice_project/30$Build-2</meta:generator>
    <meta:document-statistic meta:table-count="1" meta:cell-count="65" meta:object-count="0"/>
  </office:meta>
</office:document-meta>
</file>